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date" office:date-value="2021-02-03" calcext:value-type="date">
            <text:p>Wed, Feb 3, 21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date" office:date-value="2021-02-04" calcext:value-type="date">
            <text:p>Thu, Feb 4, 21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date" office:date-value="2021-02-05" calcext:value-type="date">
            <text:p>Fri, Feb 5, 21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date" office:date-value="2021-02-06" calcext:value-type="date">
            <text:p>Sat, Feb 6, 21</text:p>
          </table:table-cell>
          <table:table-cell/>
        </table:table-row>
        <table:table-row table:style-name="ro1">
          <table:table-cell office:value-type="date" office:date-value="2021-02-07" calcext:value-type="date">
            <text:p>Sun, Feb 7, 21</text:p>
          </table:table-cell>
          <table:table-cell/>
        </table:table-row>
        <table:table-row table:style-name="ro1">
          <table:table-cell office:value-type="date" office:date-value="2021-02-08" calcext:value-type="date">
            <text:p>Mon, Feb 8, 21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date" office:date-value="2021-02-09" calcext:value-type="date">
            <text:p>Tue, Feb 9, 21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date" office:date-value="2021-02-10" calcext:value-type="date">
            <text:p>Wed, Feb 10, 21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date" office:date-value="2021-02-11" calcext:value-type="date">
            <text:p>Thu, Feb 11, 21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date" office:date-value="2021-02-12" calcext:value-type="date">
            <text:p>Fri, Feb 12, 21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date" office:date-value="2021-02-13" calcext:value-type="date">
            <text:p>Sat, Feb 13, 21</text:p>
          </table:table-cell>
          <table:table-cell/>
        </table:table-row>
        <table:table-row table:style-name="ro1">
          <table:table-cell office:value-type="date" office:date-value="2021-02-14" calcext:value-type="date">
            <text:p>Sun, Feb 14, 21</text:p>
          </table:table-cell>
          <table:table-cell/>
        </table:table-row>
        <table:table-row table:style-name="ro1">
          <table:table-cell office:value-type="date" office:date-value="2021-02-15" calcext:value-type="date">
            <text:p>Mon, Feb 15, 21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date" office:date-value="2021-02-16" calcext:value-type="date">
            <text:p>Tue, Feb 16, 21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date" office:date-value="2021-02-17" calcext:value-type="date">
            <text:p>Wed, Feb 17, 21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date" office:date-value="2021-02-18" calcext:value-type="date">
            <text:p>Thu, Feb 18, 21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date" office:date-value="2021-02-19" calcext:value-type="date">
            <text:p>Fri, Feb 19, 21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date" office:date-value="2021-02-20" calcext:value-type="date">
            <text:p>Sat, Feb 20, 21</text:p>
          </table:table-cell>
          <table:table-cell/>
        </table:table-row>
        <table:table-row table:style-name="ro1">
          <table:table-cell office:value-type="date" office:date-value="2021-02-21" calcext:value-type="date">
            <text:p>Sun, Feb 21, 21</text:p>
          </table:table-cell>
          <table:table-cell/>
        </table:table-row>
        <table:table-row table:style-name="ro1">
          <table:table-cell office:value-type="date" office:date-value="2021-02-22" calcext:value-type="date">
            <text:p>Mon, Feb 22, 21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date" office:date-value="2021-02-23" calcext:value-type="date">
            <text:p>Tue, Feb 23, 21</text:p>
          </table:table-cell>
          <table:table-cell office:value-type="string" calcext:value-type="string">
            <text:p>D19</text:p>
          </table:table-cell>
        </table:table-row>
        <table:table-row table:style-name="ro1">
          <table:table-cell office:value-type="date" office:date-value="2021-02-24" calcext:value-type="date">
            <text:p>Wed, Feb 24, 21</text:p>
          </table:table-cell>
          <table:table-cell office:value-type="string" calcext:value-type="string">
            <text:p>D20</text:p>
          </table:table-cell>
        </table:table-row>
        <table:table-row table:style-name="ro1">
          <table:table-cell office:value-type="date" office:date-value="2021-02-25" calcext:value-type="date">
            <text:p>Thu, Feb 25, 21</text:p>
          </table:table-cell>
          <table:table-cell office:value-type="string" calcext:value-type="string">
            <text:p>D21</text:p>
          </table:table-cell>
        </table:table-row>
        <table:table-row table:style-name="ro1">
          <table:table-cell office:value-type="date" office:date-value="2021-02-26" calcext:value-type="date">
            <text:p>Fri, Feb 26, 21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date" office:date-value="2021-02-27" calcext:value-type="date">
            <text:p>Sat, Feb 27, 21</text:p>
          </table:table-cell>
          <table:table-cell/>
        </table:table-row>
        <table:table-row table:style-name="ro1">
          <table:table-cell office:value-type="date" office:date-value="2021-02-28" calcext:value-type="date">
            <text:p>Sun, Feb 28, 21</text:p>
          </table:table-cell>
          <table:table-cell/>
        </table:table-row>
        <table:table-row table:style-name="ro1">
          <table:table-cell office:value-type="date" office:date-value="2021-03-01" calcext:value-type="date">
            <text:p>Mon, Mar 1, 21</text:p>
          </table:table-cell>
          <table:table-cell office:value-type="string" calcext:value-type="string">
            <text:p>D23</text:p>
          </table:table-cell>
        </table:table-row>
        <table:table-row table:style-name="ro1">
          <table:table-cell office:value-type="date" office:date-value="2021-03-02" calcext:value-type="date">
            <text:p>Tue, Mar 2, 21</text:p>
          </table:table-cell>
          <table:table-cell office:value-type="string" calcext:value-type="string">
            <text:p>D24</text:p>
          </table:table-cell>
        </table:table-row>
        <table:table-row table:style-name="ro1">
          <table:table-cell office:value-type="date" office:date-value="2021-03-03" calcext:value-type="date">
            <text:p>Wed, Mar 3, 21</text:p>
          </table:table-cell>
          <table:table-cell office:value-type="string" calcext:value-type="string">
            <text:p>D25</text:p>
          </table:table-cell>
        </table:table-row>
        <table:table-row table:style-name="ro1">
          <table:table-cell office:value-type="date" office:date-value="2021-03-04" calcext:value-type="date">
            <text:p>Thu, Mar 4, 21</text:p>
          </table:table-cell>
          <table:table-cell office:value-type="string" calcext:value-type="string">
            <text:p>D26</text:p>
          </table:table-cell>
        </table:table-row>
        <table:table-row table:style-name="ro1">
          <table:table-cell office:value-type="date" office:date-value="2021-03-05" calcext:value-type="date">
            <text:p>Fri, Mar 5, 21</text:p>
          </table:table-cell>
          <table:table-cell office:value-type="string" calcext:value-type="string">
            <text:p>D27</text:p>
          </table:table-cell>
        </table:table-row>
        <table:table-row table:style-name="ro1">
          <table:table-cell office:value-type="date" office:date-value="2021-03-06" calcext:value-type="date">
            <text:p>Sat, Mar 6, 21</text:p>
          </table:table-cell>
          <table:table-cell/>
        </table:table-row>
        <table:table-row table:style-name="ro1">
          <table:table-cell office:value-type="date" office:date-value="2021-03-07" calcext:value-type="date">
            <text:p>Sun, Mar 7, 21</text:p>
          </table:table-cell>
          <table:table-cell/>
        </table:table-row>
        <table:table-row table:style-name="ro1">
          <table:table-cell office:value-type="date" office:date-value="2021-03-08" calcext:value-type="date">
            <text:p>Mon, Mar 8, 21</text:p>
          </table:table-cell>
          <table:table-cell office:value-type="string" calcext:value-type="string">
            <text:p>D28</text:p>
          </table:table-cell>
        </table:table-row>
        <table:table-row table:style-name="ro1">
          <table:table-cell office:value-type="date" office:date-value="2021-03-09" calcext:value-type="date">
            <text:p>Tue, Mar 9, 2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date" office:date-value="2021-03-10" calcext:value-type="date">
            <text:p>Wed, Mar 10, 21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date" office:date-value="2021-03-11" calcext:value-type="date">
            <text:p>Thu, Mar 11, 21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date" office:date-value="2021-03-12" calcext:value-type="date">
            <text:p>Fri, Mar 12, 21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date" office:date-value="2021-03-13" calcext:value-type="date">
            <text:p>Sat, Mar 13, 21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date" office:date-value="2021-03-14" calcext:value-type="date">
            <text:p>Sun, Mar 14, 21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date" office:date-value="2021-03-15" calcext:value-type="date">
            <text:p>Mon, Mar 15, 21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date" office:date-value="2021-03-16" calcext:value-type="date">
            <text:p>Tue, Mar 16, 21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date" office:date-value="2021-03-17" calcext:value-type="date">
            <text:p>Wed, Mar 17, 21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date" office:date-value="2021-03-18" calcext:value-type="date">
            <text:p>Thu, Mar 18, 21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date" office:date-value="2021-03-19" calcext:value-type="date">
            <text:p>Fri, Mar 19, 21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date" office:date-value="2021-03-20" calcext:value-type="date">
            <text:p>Sat, Mar 20, 21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date" office:date-value="2021-03-21" calcext:value-type="date">
            <text:p>Sun, Mar 21, 21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date" office:date-value="2021-03-22" calcext:value-type="date">
            <text:p>Mon, Mar 22, 21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 office:value-type="date" office:date-value="2021-03-23" calcext:value-type="date">
            <text:p>Tue, Mar 23, 21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date" office:date-value="2021-03-24" calcext:value-type="date">
            <text:p>Wed, Mar 24, 21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date" office:date-value="2021-03-25" calcext:value-type="date">
            <text:p>Thu, Mar 25, 21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date" office:date-value="2021-03-26" calcext:value-type="date">
            <text:p>Fri, Mar 26, 21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date" office:date-value="2021-03-27" calcext:value-type="date">
            <text:p>Sat, Mar 27, 21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date" office:date-value="2021-03-28" calcext:value-type="date">
            <text:p>Sun, Mar 28, 21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date" office:date-value="2021-03-29" calcext:value-type="date">
            <text:p>Mon, Mar 29, 21</text:p>
          </table:table-cell>
          <table:table-cell/>
        </table:table-row>
        <table:table-row table:style-name="ro1">
          <table:table-cell office:value-type="date" office:date-value="2021-03-30" calcext:value-type="date">
            <text:p>Tue, Mar 30, 21</text:p>
          </table:table-cell>
          <table:table-cell/>
        </table:table-row>
        <table:table-row table:style-name="ro1">
          <table:table-cell office:value-type="date" office:date-value="2021-03-31" calcext:value-type="date">
            <text:p>Wed, Mar 31, 21</text:p>
          </table:table-cell>
          <table:table-cell/>
        </table:table-row>
        <table:table-row table:style-name="ro1">
          <table:table-cell office:value-type="date" office:date-value="2021-04-01" calcext:value-type="date">
            <text:p>Thu, Apr 1, 21</text:p>
          </table:table-cell>
          <table:table-cell/>
        </table:table-row>
        <table:table-row table:style-name="ro1">
          <table:table-cell office:value-type="date" office:date-value="2021-04-02" calcext:value-type="date">
            <text:p>Fri, Apr 2, 21</text:p>
          </table:table-cell>
          <table:table-cell/>
        </table:table-row>
        <table:table-row table:style-name="ro1">
          <table:table-cell office:value-type="date" office:date-value="2021-04-03" calcext:value-type="date">
            <text:p>Sat, Apr 3, 21</text:p>
          </table:table-cell>
          <table:table-cell/>
        </table:table-row>
        <table:table-row table:style-name="ro1">
          <table:table-cell office:value-type="date" office:date-value="2021-04-04" calcext:value-type="date">
            <text:p>Sun, Apr 4, 21</text:p>
          </table:table-cell>
          <table:table-cell/>
        </table:table-row>
        <table:table-row table:style-name="ro1">
          <table:table-cell office:value-type="date" office:date-value="2021-04-05" calcext:value-type="date">
            <text:p>Mon, Apr 5, 21</text:p>
          </table:table-cell>
          <table:table-cell/>
        </table:table-row>
        <table:table-row table:style-name="ro1">
          <table:table-cell office:value-type="date" office:date-value="2021-04-06" calcext:value-type="date">
            <text:p>Tue, Apr 6, 21</text:p>
          </table:table-cell>
          <table:table-cell/>
        </table:table-row>
        <table:table-row table:style-name="ro1">
          <table:table-cell office:value-type="date" office:date-value="2021-04-07" calcext:value-type="date">
            <text:p>Wed, Apr 7, 21</text:p>
          </table:table-cell>
          <table:table-cell/>
        </table:table-row>
        <table:table-row table:style-name="ro1">
          <table:table-cell office:value-type="date" office:date-value="2021-04-08" calcext:value-type="date">
            <text:p>Thu, Apr 8, 21</text:p>
          </table:table-cell>
          <table:table-cell/>
        </table:table-row>
        <table:table-row table:style-name="ro1">
          <table:table-cell office:value-type="date" office:date-value="2021-04-09" calcext:value-type="date">
            <text:p>Fri, Apr 9, 21</text:p>
          </table:table-cell>
          <table:table-cell/>
        </table:table-row>
        <table:table-row table:style-name="ro1">
          <table:table-cell office:value-type="date" office:date-value="2021-04-10" calcext:value-type="date">
            <text:p>Sat, Apr 10, 21</text:p>
          </table:table-cell>
          <table:table-cell/>
        </table:table-row>
        <table:table-row table:style-name="ro1">
          <table:table-cell office:value-type="date" office:date-value="2021-04-11" calcext:value-type="date">
            <text:p>Sun, Apr 11, 21</text:p>
          </table:table-cell>
          <table:table-cell/>
        </table:table-row>
        <table:table-row table:style-name="ro1">
          <table:table-cell office:value-type="date" office:date-value="2021-04-12" calcext:value-type="date">
            <text:p>Mon, Apr 12, 21</text:p>
          </table:table-cell>
          <table:table-cell/>
        </table:table-row>
        <table:table-row table:style-name="ro1">
          <table:table-cell office:value-type="date" office:date-value="2021-04-13" calcext:value-type="date">
            <text:p>Tue, Apr 13, 21</text:p>
          </table:table-cell>
          <table:table-cell/>
        </table:table-row>
        <table:table-row table:style-name="ro1">
          <table:table-cell office:value-type="date" office:date-value="2021-04-14" calcext:value-type="date">
            <text:p>Wed, Apr 14, 21</text:p>
          </table:table-cell>
          <table:table-cell/>
        </table:table-row>
        <table:table-row table:style-name="ro1">
          <table:table-cell office:value-type="date" office:date-value="2021-04-15" calcext:value-type="date">
            <text:p>Thu, Apr 15, 21</text:p>
          </table:table-cell>
          <table:table-cell/>
        </table:table-row>
        <table:table-row table:style-name="ro1">
          <table:table-cell office:value-type="date" office:date-value="2021-04-16" calcext:value-type="date">
            <text:p>Fri, Apr 16, 21</text:p>
          </table:table-cell>
          <table:table-cell/>
        </table:table-row>
        <table:table-row table:style-name="ro1">
          <table:table-cell office:value-type="date" office:date-value="2021-04-17" calcext:value-type="date">
            <text:p>Sat, Apr 17, 21</text:p>
          </table:table-cell>
          <table:table-cell/>
        </table:table-row>
        <table:table-row table:style-name="ro1">
          <table:table-cell office:value-type="date" office:date-value="2021-04-18" calcext:value-type="date">
            <text:p>Sun, Apr 18, 21</text:p>
          </table:table-cell>
          <table:table-cell/>
        </table:table-row>
        <table:table-row table:style-name="ro1">
          <table:table-cell office:value-type="date" office:date-value="2021-04-19" calcext:value-type="date">
            <text:p>Mon, Apr 19, 21</text:p>
          </table:table-cell>
          <table:table-cell/>
        </table:table-row>
        <table:table-row table:style-name="ro1">
          <table:table-cell office:value-type="date" office:date-value="2021-04-20" calcext:value-type="date">
            <text:p>Tue, Apr 20, 21</text:p>
          </table:table-cell>
          <table:table-cell/>
        </table:table-row>
        <table:table-row table:style-name="ro1">
          <table:table-cell office:value-type="date" office:date-value="2021-04-21" calcext:value-type="date">
            <text:p>Wed, Apr 21, 21</text:p>
          </table:table-cell>
          <table:table-cell/>
        </table:table-row>
        <table:table-row table:style-name="ro1">
          <table:table-cell office:value-type="date" office:date-value="2021-04-22" calcext:value-type="date">
            <text:p>Thu, Apr 22, 21</text:p>
          </table:table-cell>
          <table:table-cell/>
        </table:table-row>
        <table:table-row table:style-name="ro1">
          <table:table-cell office:value-type="date" office:date-value="2021-04-23" calcext:value-type="date">
            <text:p>Fri, Apr 23, 21</text:p>
          </table:table-cell>
          <table:table-cell/>
        </table:table-row>
        <table:table-row table:style-name="ro1">
          <table:table-cell office:value-type="date" office:date-value="2021-04-24" calcext:value-type="date">
            <text:p>Sat, Apr 24, 21</text:p>
          </table:table-cell>
          <table:table-cell/>
        </table:table-row>
        <table:table-row table:style-name="ro1">
          <table:table-cell office:value-type="date" office:date-value="2021-04-25" calcext:value-type="date">
            <text:p>Sun, Apr 25, 21</text:p>
          </table:table-cell>
          <table:table-cell/>
        </table:table-row>
        <table:table-row table:style-name="ro1">
          <table:table-cell office:value-type="date" office:date-value="2021-04-26" calcext:value-type="date">
            <text:p>Mon, Apr 26, 21</text:p>
          </table:table-cell>
          <table:table-cell/>
        </table:table-row>
        <table:table-row table:style-name="ro1">
          <table:table-cell office:value-type="date" office:date-value="2021-04-27" calcext:value-type="date">
            <text:p>Tue, Apr 27, 21</text:p>
          </table:table-cell>
          <table:table-cell/>
        </table:table-row>
        <table:table-row table:style-name="ro1">
          <table:table-cell office:value-type="date" office:date-value="2021-04-28" calcext:value-type="date">
            <text:p>Wed, Apr 28, 21</text:p>
          </table:table-cell>
          <table:table-cell/>
        </table:table-row>
        <table:table-row table:style-name="ro1">
          <table:table-cell office:value-type="date" office:date-value="2021-04-29" calcext:value-type="date">
            <text:p>Thu, Apr 29, 21</text:p>
          </table:table-cell>
          <table:table-cell/>
        </table:table-row>
        <table:table-row table:style-name="ro1">
          <table:table-cell office:value-type="date" office:date-value="2021-04-30" calcext:value-type="date">
            <text:p>Fri, Apr 30, 21</text:p>
          </table:table-cell>
          <table:table-cell/>
        </table:table-row>
        <table:table-row table:style-name="ro1">
          <table:table-cell office:value-type="date" office:date-value="2021-05-01" calcext:value-type="date">
            <text:p>Sat, May 1, 21</text:p>
          </table:table-cell>
          <table:table-cell/>
        </table:table-row>
        <table:table-row table:style-name="ro1">
          <table:table-cell office:value-type="date" office:date-value="2021-05-02" calcext:value-type="date">
            <text:p>Sun, May 2, 21</text:p>
          </table:table-cell>
          <table:table-cell/>
        </table:table-row>
        <table:table-row table:style-name="ro1">
          <table:table-cell office:value-type="date" office:date-value="2021-05-03" calcext:value-type="date">
            <text:p>Mon, May 3, 21</text:p>
          </table:table-cell>
          <table:table-cell/>
        </table:table-row>
        <table:table-row table:style-name="ro1">
          <table:table-cell office:value-type="date" office:date-value="2021-05-04" calcext:value-type="date">
            <text:p>Tue, May 4, 21</text:p>
          </table:table-cell>
          <table:table-cell/>
        </table:table-row>
        <table:table-row table:style-name="ro1">
          <table:table-cell office:value-type="date" office:date-value="2021-05-05" calcext:value-type="date">
            <text:p>Wed, May 5, 21</text:p>
          </table:table-cell>
          <table:table-cell/>
        </table:table-row>
        <table:table-row table:style-name="ro1">
          <table:table-cell office:value-type="date" office:date-value="2021-05-06" calcext:value-type="date">
            <text:p>Thu, May 6, 21</text:p>
          </table:table-cell>
          <table:table-cell/>
        </table:table-row>
        <table:table-row table:style-name="ro1">
          <table:table-cell office:value-type="date" office:date-value="2021-05-07" calcext:value-type="date">
            <text:p>Fri, May 7, 21</text:p>
          </table:table-cell>
          <table:table-cell/>
        </table:table-row>
        <table:table-row table:style-name="ro1">
          <table:table-cell office:value-type="date" office:date-value="2021-05-08" calcext:value-type="date">
            <text:p>Sat, May 8, 21</text:p>
          </table:table-cell>
          <table:table-cell/>
        </table:table-row>
        <table:table-row table:style-name="ro1">
          <table:table-cell office:value-type="date" office:date-value="2021-05-09" calcext:value-type="date">
            <text:p>Sun, May 9, 21</text:p>
          </table:table-cell>
          <table:table-cell/>
        </table:table-row>
        <table:table-row table:style-name="ro1">
          <table:table-cell office:value-type="date" office:date-value="2021-05-10" calcext:value-type="date">
            <text:p>Mon, May 10, 21</text:p>
          </table:table-cell>
          <table:table-cell/>
        </table:table-row>
        <table:table-row table:style-name="ro1">
          <table:table-cell office:value-type="date" office:date-value="2021-05-11" calcext:value-type="date">
            <text:p>Tue, May 11, 21</text:p>
          </table:table-cell>
          <table:table-cell/>
        </table:table-row>
        <table:table-row table:style-name="ro1">
          <table:table-cell office:value-type="date" office:date-value="2021-05-12" calcext:value-type="date">
            <text:p>Wed, May 12, 21</text:p>
          </table:table-cell>
          <table:table-cell/>
        </table:table-row>
        <table:table-row table:style-name="ro1">
          <table:table-cell office:value-type="date" office:date-value="2021-05-13" calcext:value-type="date">
            <text:p>Thu, May 13, 21</text:p>
          </table:table-cell>
          <table:table-cell/>
        </table:table-row>
        <table:table-row table:style-name="ro1">
          <table:table-cell office:value-type="date" office:date-value="2021-05-14" calcext:value-type="date">
            <text:p>Fri, May 14, 21</text:p>
          </table:table-cell>
          <table:table-cell/>
        </table:table-row>
        <table:table-row table:style-name="ro1">
          <table:table-cell office:value-type="date" office:date-value="2021-05-15" calcext:value-type="date">
            <text:p>Sat, May 15, 21</text:p>
          </table:table-cell>
          <table:table-cell/>
        </table:table-row>
        <table:table-row table:style-name="ro1">
          <table:table-cell office:value-type="date" office:date-value="2021-05-16" calcext:value-type="date">
            <text:p>Sun, May 16, 21</text:p>
          </table:table-cell>
          <table:table-cell/>
        </table:table-row>
        <table:table-row table:style-name="ro1">
          <table:table-cell office:value-type="date" office:date-value="2021-05-17" calcext:value-type="date">
            <text:p>Mon, May 17, 21</text:p>
          </table:table-cell>
          <table:table-cell/>
        </table:table-row>
        <table:table-row table:style-name="ro1">
          <table:table-cell office:value-type="date" office:date-value="2021-05-18" calcext:value-type="date">
            <text:p>Tue, May 18, 21</text:p>
          </table:table-cell>
          <table:table-cell/>
        </table:table-row>
        <table:table-row table:style-name="ro1">
          <table:table-cell office:value-type="date" office:date-value="2021-05-19" calcext:value-type="date">
            <text:p>Wed, May 19, 21</text:p>
          </table:table-cell>
          <table:table-cell/>
        </table:table-row>
        <table:table-row table:style-name="ro1">
          <table:table-cell office:value-type="date" office:date-value="2021-05-20" calcext:value-type="date">
            <text:p>Thu, May 20, 21</text:p>
          </table:table-cell>
          <table:table-cell/>
        </table:table-row>
        <table:table-row table:style-name="ro1">
          <table:table-cell office:value-type="date" office:date-value="2021-05-21" calcext:value-type="date">
            <text:p>Fri, May 21, 21</text:p>
          </table:table-cell>
          <table:table-cell/>
        </table:table-row>
        <table:table-row table:style-name="ro1">
          <table:table-cell office:value-type="date" office:date-value="2021-05-22" calcext:value-type="date">
            <text:p>Sat, May 22, 21</text:p>
          </table:table-cell>
          <table:table-cell/>
        </table:table-row>
        <table:table-row table:style-name="ro1">
          <table:table-cell office:value-type="date" office:date-value="2021-05-23" calcext:value-type="date">
            <text:p>Sun, May 23, 21</text:p>
          </table:table-cell>
          <table:table-cell/>
        </table:table-row>
        <table:table-row table:style-name="ro1">
          <table:table-cell office:value-type="date" office:date-value="2021-05-24" calcext:value-type="date">
            <text:p>Mon, May 24, 21</text:p>
          </table:table-cell>
          <table:table-cell/>
        </table:table-row>
        <table:table-row table:style-name="ro1">
          <table:table-cell office:value-type="date" office:date-value="2021-05-25" calcext:value-type="date">
            <text:p>Tue, May 25, 21</text:p>
          </table:table-cell>
          <table:table-cell/>
        </table:table-row>
        <table:table-row table:style-name="ro1">
          <table:table-cell office:value-type="date" office:date-value="2021-05-26" calcext:value-type="date">
            <text:p>Wed, May 26, 21</text:p>
          </table:table-cell>
          <table:table-cell/>
        </table:table-row>
        <table:table-row table:style-name="ro1">
          <table:table-cell office:value-type="date" office:date-value="2021-05-27" calcext:value-type="date">
            <text:p>Thu, May 27, 21</text:p>
          </table:table-cell>
          <table:table-cell/>
        </table:table-row>
        <table:table-row table:style-name="ro1">
          <table:table-cell office:value-type="date" office:date-value="2021-05-28" calcext:value-type="date">
            <text:p>Fri, May 28, 21</text:p>
          </table:table-cell>
          <table:table-cell/>
        </table:table-row>
        <table:table-row table:style-name="ro1">
          <table:table-cell office:value-type="date" office:date-value="2021-05-29" calcext:value-type="date">
            <text:p>Sat, May 29, 21</text:p>
          </table:table-cell>
          <table:table-cell/>
        </table:table-row>
        <table:table-row table:style-name="ro1">
          <table:table-cell office:value-type="date" office:date-value="2021-05-30" calcext:value-type="date">
            <text:p>Sun, May 30, 21</text:p>
          </table:table-cell>
          <table:table-cell/>
        </table:table-row>
        <table:table-row table:style-name="ro1">
          <table:table-cell office:value-type="date" office:date-value="2021-05-31" calcext:value-type="date">
            <text:p>Mon, May 31, 21</text:p>
          </table:table-cell>
          <table:table-cell/>
        </table:table-row>
        <table:table-row table:style-name="ro1">
          <table:table-cell office:value-type="date" office:date-value="2021-06-01" calcext:value-type="date">
            <text:p>Tue, Jun 1, 21</text:p>
          </table:table-cell>
          <table:table-cell/>
        </table:table-row>
        <table:table-row table:style-name="ro1">
          <table:table-cell office:value-type="date" office:date-value="2021-06-02" calcext:value-type="date">
            <text:p>Wed, Jun 2, 21</text:p>
          </table:table-cell>
          <table:table-cell/>
        </table:table-row>
        <table:table-row table:style-name="ro1">
          <table:table-cell office:value-type="date" office:date-value="2021-06-03" calcext:value-type="date">
            <text:p>Thu, Jun 3, 21</text:p>
          </table:table-cell>
          <table:table-cell/>
        </table:table-row>
        <table:table-row table:style-name="ro1">
          <table:table-cell office:value-type="date" office:date-value="2021-06-04" calcext:value-type="date">
            <text:p>Fri, Jun 4, 21</text:p>
          </table:table-cell>
          <table:table-cell/>
        </table:table-row>
        <table:table-row table:style-name="ro1">
          <table:table-cell office:value-type="date" office:date-value="2021-06-05" calcext:value-type="date">
            <text:p>Sat, Jun 5, 21</text:p>
          </table:table-cell>
          <table:table-cell/>
        </table:table-row>
        <table:table-row table:style-name="ro1">
          <table:table-cell office:value-type="date" office:date-value="2021-06-06" calcext:value-type="date">
            <text:p>Sun, Jun 6, 21</text:p>
          </table:table-cell>
          <table:table-cell/>
        </table:table-row>
        <table:table-row table:style-name="ro1">
          <table:table-cell office:value-type="date" office:date-value="2021-06-07" calcext:value-type="date">
            <text:p>Mon, Jun 7, 21</text:p>
          </table:table-cell>
          <table:table-cell/>
        </table:table-row>
        <table:table-row table:style-name="ro1">
          <table:table-cell office:value-type="date" office:date-value="2021-06-08" calcext:value-type="date">
            <text:p>Tue, Jun 8, 21</text:p>
          </table:table-cell>
          <table:table-cell/>
        </table:table-row>
        <table:table-row table:style-name="ro1">
          <table:table-cell office:value-type="date" office:date-value="2021-06-09" calcext:value-type="date">
            <text:p>Wed, Jun 9, 21</text:p>
          </table:table-cell>
          <table:table-cell/>
        </table:table-row>
        <table:table-row table:style-name="ro1">
          <table:table-cell office:value-type="date" office:date-value="2021-06-10" calcext:value-type="date">
            <text:p>Thu, Jun 10, 21</text:p>
          </table:table-cell>
          <table:table-cell/>
        </table:table-row>
        <table:table-row table:style-name="ro1">
          <table:table-cell office:value-type="date" office:date-value="2021-06-11" calcext:value-type="date">
            <text:p>Fri, Jun 11, 21</text:p>
          </table:table-cell>
          <table:table-cell/>
        </table:table-row>
        <table:table-row table:style-name="ro1">
          <table:table-cell office:value-type="date" office:date-value="2021-06-12" calcext:value-type="date">
            <text:p>Sat, Jun 12, 21</text:p>
          </table:table-cell>
          <table:table-cell/>
        </table:table-row>
        <table:table-row table:style-name="ro1">
          <table:table-cell office:value-type="date" office:date-value="2021-06-13" calcext:value-type="date">
            <text:p>Sun, Jun 13, 21</text:p>
          </table:table-cell>
          <table:table-cell/>
        </table:table-row>
        <table:table-row table:style-name="ro1">
          <table:table-cell office:value-type="date" office:date-value="2021-06-14" calcext:value-type="date">
            <text:p>Mon, Jun 14, 21</text:p>
          </table:table-cell>
          <table:table-cell/>
        </table:table-row>
        <table:table-row table:style-name="ro1">
          <table:table-cell office:value-type="date" office:date-value="2021-06-15" calcext:value-type="date">
            <text:p>Tue, Jun 15, 21</text:p>
          </table:table-cell>
          <table:table-cell/>
        </table:table-row>
        <table:table-row table:style-name="ro1">
          <table:table-cell office:value-type="date" office:date-value="2021-06-16" calcext:value-type="date">
            <text:p>Wed, Jun 16, 21</text:p>
          </table:table-cell>
          <table:table-cell/>
        </table:table-row>
        <table:table-row table:style-name="ro1">
          <table:table-cell office:value-type="date" office:date-value="2021-06-17" calcext:value-type="date">
            <text:p>Thu, Jun 17, 21</text:p>
          </table:table-cell>
          <table:table-cell/>
        </table:table-row>
        <table:table-row table:style-name="ro1">
          <table:table-cell office:value-type="date" office:date-value="2021-06-18" calcext:value-type="date">
            <text:p>Fri, Jun 18, 21</text:p>
          </table:table-cell>
          <table:table-cell/>
        </table:table-row>
        <table:table-row table:style-name="ro1">
          <table:table-cell office:value-type="date" office:date-value="2021-06-19" calcext:value-type="date">
            <text:p>Sat, Jun 19, 21</text:p>
          </table:table-cell>
          <table:table-cell/>
        </table:table-row>
        <table:table-row table:style-name="ro1">
          <table:table-cell office:value-type="date" office:date-value="2021-06-20" calcext:value-type="date">
            <text:p>Sun, Jun 20, 21</text:p>
          </table:table-cell>
          <table:table-cell/>
        </table:table-row>
        <table:table-row table:style-name="ro1">
          <table:table-cell office:value-type="date" office:date-value="2021-06-21" calcext:value-type="date">
            <text:p>Mon, Jun 21, 21</text:p>
          </table:table-cell>
          <table:table-cell/>
        </table:table-row>
        <table:table-row table:style-name="ro1">
          <table:table-cell office:value-type="date" office:date-value="2021-06-22" calcext:value-type="date">
            <text:p>Tue, Jun 22, 21</text:p>
          </table:table-cell>
          <table:table-cell/>
        </table:table-row>
        <table:table-row table:style-name="ro1">
          <table:table-cell office:value-type="date" office:date-value="2021-06-23" calcext:value-type="date">
            <text:p>Wed, Jun 23, 21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3:52:25.720960355</meta:creation-date>
    <dc:date>2021-02-03T03:59:36.545068189</dc:date>
    <meta:editing-duration>PT7M12S</meta:editing-duration>
    <meta:editing-cycles>2</meta:editing-cycles>
    <meta:generator>LibreOffice/6.1.5.2$Linux_ARM_EABI LibreOffice_project/10$Build-2</meta:generator>
    <meta:document-statistic meta:table-count="1" meta:cell-count="185" meta:object-count="0"/>
  </office:meta>
</office:document-meta>
</file>